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0cf07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fo:font-style="italic" fo:font-weight="bold" officeooo:rsid="000cf076" officeooo:paragraph-rsid="000ef8b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Calibri" fo:font-size="14pt" fo:font-style="italic" fo:font-weight="bold" officeooo:rsid="000cf076" officeooo:paragraph-rsid="00156c7c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style:font-name="Calibri" officeooo:paragraph-rsid="000cf076"/>
    </style:style>
    <style:style style:name="P7" style:family="paragraph" style:parent-style-name="Standard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Calibri" fo:font-style="italic" fo:font-weight="bold" officeooo:rsid="000dec04" officeooo:paragraph-rsid="000dec04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Calibri" fo:font-style="italic" fo:font-weight="bold" officeooo:paragraph-rsid="00141939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Calibri" fo:font-style="italic" fo:font-weight="normal" officeooo:rsid="000dec04" officeooo:paragraph-rsid="000dec0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Calibri" fo:font-style="italic" fo:font-weight="normal" officeooo:rsid="000dec04" officeooo:paragraph-rsid="000ef8bd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Calibri" officeooo:paragraph-rsid="0010a284"/>
    </style:style>
    <style:style style:name="P13" style:family="paragraph" style:parent-style-name="Standard">
      <style:text-properties style:font-name="Calibri" officeooo:paragraph-rsid="00141939"/>
    </style:style>
    <style:style style:name="T1" style:family="text">
      <style:text-properties officeooo:rsid="000cf076"/>
    </style:style>
    <style:style style:name="T2" style:family="text">
      <style:text-properties style:font-name="Calibri" fo:font-style="italic" fo:font-weight="normal" officeooo:rsid="00156c7c" style:font-style-asian="italic" style:font-weight-asian="normal" style:font-style-complex="italic" style:font-weight-complex="normal"/>
    </style:style>
    <style:style style:name="T3" style:family="text">
      <style:text-properties style:font-name="Calibri" fo:font-size="14pt" fo:font-style="italic" fo:font-weight="bold" officeooo:rsid="00156c7c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f076" style:font-style-asian="italic" style:font-style-complex="italic"/>
    </style:style>
    <style:style style:name="T6" style:family="text">
      <style:text-properties fo:font-style="italic" officeooo:rsid="00128203" style:font-style-asian="italic" style:font-style-complex="italic"/>
    </style:style>
    <style:style style:name="T7" style:family="text">
      <style:text-properties fo:font-style="italic" officeooo:rsid="000dec04" style:font-style-asian="italic" style:font-style-complex="italic"/>
    </style:style>
    <style:style style:name="T8" style:family="text">
      <style:text-properties fo:font-style="italic" officeooo:rsid="00141939" style:font-style-asian="italic" style:font-style-complex="italic"/>
    </style:style>
    <style:style style:name="T9" style:family="text">
      <style:text-properties fo:font-size="14pt" fo:font-weight="bold" officeooo:rsid="000cf076" style:font-size-asian="14pt" style:font-weight-asian="bold" style:font-size-complex="14pt" style:font-weight-complex="bold"/>
    </style:style>
    <style:style style:name="T10" style:family="text">
      <style:text-properties officeooo:rsid="000dec04"/>
    </style:style>
    <style:style style:name="T11" style:family="text">
      <style:text-properties officeooo:rsid="000ef8bd"/>
    </style:style>
    <style:style style:name="T12" style:family="text">
      <style:text-properties officeooo:rsid="0010a284"/>
    </style:style>
    <style:style style:name="T13" style:family="text">
      <style:text-properties officeooo:rsid="00141939"/>
    </style:style>
    <style:style style:name="T14" style:family="text">
      <style:text-properties officeooo:rsid="00156c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C<text:span text:style-name="T1">rear una Base de Datos</text:span></text:p>
      <text:p text:style-name="P1">DROP DATABASE IF EXISTS <text:span text:style-name="T5">Diamante</text:span>;</text:p>
      <text:p text:style-name="P1">CREATE DATABASE <text:span text:style-name="T5">Diamante</text:span></text:p>
      <text:p text:style-name="P1"><text:tab/>CHARACTER SET <text:span text:style-name="T4">utf32</text:span></text:p>
      <text:p text:style-name="P1"><text:tab/>COLLATE <text:span text:style-name="T4">utf32_spanish2_ci;</text:span></text:p>
      <text:p text:style-name="P1">USE <text:span text:style-name="T5">Diamante</text:span>;</text:p>
      <text:p text:style-name="P1"/>
      <text:p text:style-name="P1"/>
      <text:p text:style-name="P1"><text:span text:style-name="T9">2.Crear una tabla</text:span></text:p>
      <text:p text:style-name="P9"><text:span text:style-name="T13">Creando</text:span><text:span text:style-name="T10"> tabl</text:span><text:span text:style-name="T13">a completa</text:span></text:p>
      <text:p text:style-name="P6">CREATE TABLE <text:span text:style-name="T4">Jugadores</text:span>(<text:line-break/><text:tab/><text:span text:style-name="T4">Codigo</text:span> INT NOT NULL,<text:line-break/> <text:s text:c="3"/><text:tab/><text:span text:style-name="T4">Nombre</text:span> VARCHAR ( 30 ) DEFAULT NULL,<text:line-break/> <text:s text:c="3"/><text:tab/><text:span text:style-name="T4">Procedencia</text:span> VARCHAR ( 30 ) DEFAULT NULL,<text:line-break/> <text:s text:c="3"/><text:tab/><text:span text:style-name="T4">Altura</text:span> VARCHAR ( 4 ) DEFAULT NULL,<text:line-break/> <text:s text:c="3"/><text:tab/><text:span text:style-name="T4">Peso</text:span> INT DEFAULT NULL,<text:line-break/> <text:s text:c="3"/><text:tab/><text:span text:style-name="T4">Posici</text:span><text:span text:style-name="T6">ó</text:span><text:span text:style-name="T4">n</text:span> VARCHAR ( 5 ) DEFAULT NULL,<text:line-break/> <text:s text:c="3"/><text:tab/><text:span text:style-name="T4">Equipo</text:span> VARCHAR ( 20 ) DEFAULT NULL,<text:line-break/> <text:s text:c="3"/><text:line-break/> <text:s text:c="3"/><text:tab/>PRIMARY KEY ( <text:span text:style-name="T4">C</text:span><text:span text:style-name="T6">ó</text:span><text:span text:style-name="T4">digo</text:span> ),<text:line-break/> <text:s text:c="3"/><text:tab/>FOREIGN KEY ( <text:span text:style-name="T4">Equipo</text:span> ) REFERENCES Equipos ( <text:span text:style-name="T4">Nombre</text:span> )<text:line-break/> <text:s text:c="3"/>);</text:p>
      <text:p text:style-name="P13"/>
      <text:p text:style-name="P13">CREATE TABLE <text:span text:style-name="T4">Diamond</text:span> (<text:line-break/> <text:s/><text:tab/><text:span text:style-name="T4">DiamondID</text:span> <text:span text:style-name="T1">VARCHAR</text:span>,<text:line-break/><text:tab/>…,</text:p>
      <text:p text:style-name="P13"><text:line-break/> <text:s/><text:tab/>PRIMARY KEY (<text:span text:style-name="T4">DiamondID</text:span>(1))<text:line-break/> <text:s/>);</text:p>
      <text:p text:style-name="P13"/>
      <text:p text:style-name="P9"><text:span text:style-name="T13">Creando</text:span><text:span text:style-name="T10"> tabl</text:span><text:span text:style-name="T13">a por separado</text:span></text:p>
      <text:p text:style-name="P13">CREATE TABLE <text:span text:style-name="T4">Jugadores</text:span>(<text:line-break/><text:tab/><text:span text:style-name="T4">Codigo</text:span> INT NOT NULL,<text:line-break/><text:tab/>…</text:p>
      <text:p text:style-name="P13"><text:span text:style-name="T13">);</text:span></text:p>
      <text:p text:style-name="P13"/>
      <text:p text:style-name="P13"><text:span text:style-name="T13">ALTER TABLE </text:span><text:span text:style-name="T8">Jugadores</text:span><text:span text:style-name="T13">(</text:span></text:p>
      <text:p text:style-name="P13"><text:tab/>PRIMARY KEY ( <text:span text:style-name="T4">C</text:span><text:span text:style-name="T6">ó</text:span><text:span text:style-name="T4">digo</text:span> )</text:p>
      <text:p text:style-name="P13"><text:span text:style-name="T13">);</text:span><text:line-break/> <text:s text:c="3"/><text:line-break/> <text:s text:c="3"/><text:tab/>PRIMARY KEY ( <text:span text:style-name="T4">C</text:span><text:span text:style-name="T6">ó</text:span><text:span text:style-name="T4">digo</text:span> ),<text:line-break/> <text:s text:c="3"/><text:tab/>FOREIGN KEY ( <text:span text:style-name="T4">Equipo</text:span> ) REFERENCES <text:span text:style-name="T4">Equipos</text:span> ( <text:span text:style-name="T4">Nombre</text:span> )<text:line-break/> <text:s text:c="3"/>);</text:p>
      <text:p text:style-name="P13"/>
      <text:p text:style-name="P3">3.MODIFICAR TABLA</text:p>
      <text:p text:style-name="P7">R<text:span text:style-name="T10">enombrar tabla</text:span></text:p>
      <text:p text:style-name="P1">RENAME TABLE <text:span text:style-name="T7">Diamond</text:span> TO <text:span text:style-name="T7">Diamante</text:span>;</text:p>
      <text:p text:style-name="P1"/>
      <text:p text:style-name="P7"><text:span text:style-name="T10">Cambiar</text:span> <text:span text:style-name="T10">columna</text:span> (TODO)</text:p>
      <text:p text:style-name="P12"><text:soft-page-break/>CHANGE COLUMN <text:span text:style-name="T12">diamondID</text:span> <text:span text:style-name="T12">diamanteID</text:span> INT,</text:p>
      <text:p text:style-name="P1"/>
      <text:p text:style-name="P8">Cambiar columna (POR SEPARADO)</text:p>
      <text:p text:style-name="P10">ALTER TABLE Diamante</text:p>
      <text:p text:style-name="P10"><text:tab/><text:span text:style-name="T11">RENAME</text:span> COLUMN <text:span text:style-name="T11">diamondID</text:span> <text:s/><text:span text:style-name="T12">TO </text:span><text:span text:style-name="T11">diamanteID</text:span></text:p>
      <text:p text:style-name="P11"><text:tab/><text:span text:style-name="T11">RENAME</text:span> COLUMN <text:span text:style-name="T12">ct</text:span> <text:span text:style-name="T12">TO quilates</text:span></text:p>
      <text:p text:style-name="P11"><text:tab/><text:span text:style-name="T11">RENAME</text:span> COLUMN <text:span text:style-name="T12">cort</text:span> <text:span text:style-name="T12">TO tallado</text:span></text:p>
      <text:p text:style-name="P11"><text:tab/>…<text:span text:style-name="T11">;</text:span></text:p>
      <text:p text:style-name="P10"><text:tab/></text:p>
      <text:p text:style-name="P11">ALTER TABLE Diamante</text:p>
      <text:p text:style-name="P11"><text:tab/><text:span text:style-name="T11">MODIFY</text:span> <text:span text:style-name="T11">diamanteID INT,</text:span></text:p>
      <text:p text:style-name="P11"><text:tab/><text:span text:style-name="T11">MODIFY</text:span> <text:span text:style-name="T11">tallado VARCHAR (10),</text:span></text:p>
      <text:p text:style-name="P11"><text:tab/> <text:span text:style-name="T11">MODIFY</text:span> <text:span text:style-name="T11">color CHAR,</text:span></text:p>
      <text:p text:style-name="P11"><text:tab/>…<text:span text:style-name="T11">;</text:span></text:p>
      <text:p text:style-name="P11"/>
      <text:p text:style-name="P4">4. CREA RESTRICCIONES DE VALORES NO NULOS</text:p>
      <text:p text:style-name="P11"/>
      <text:p text:style-name="P5">5. RESTRICCIONES DE COMPARACIÓN</text:p>
      <text:p text:style-name="P5">6. CREA RESTRICCIONES DE ACCESO RÁPID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5T00:44:50.993000000</meta:creation-date>
    <dc:date>2023-03-15T14:51:14.753000000</dc:date>
    <meta:editing-duration>PT1H15M5S</meta:editing-duration>
    <meta:editing-cycles>1</meta:editing-cycles>
    <meta:document-statistic meta:table-count="0" meta:image-count="0" meta:object-count="0" meta:page-count="2" meta:paragraph-count="37" meta:word-count="209" meta:character-count="1353" meta:non-whitespace-character-count="1084"/>
    <meta:generator>LibreOffice/7.2.1.2$Windows_X86_64 LibreOffice_project/87b77fad49947c1441b67c559c339af8f3517e22</meta:generator>
  </office:meta>
</office:document-meta>
</file>